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_3" table:style-name="ta1">
        <table:shapes>
          <draw:frame draw:z-index="0" draw:style-name="gr1" draw:text-style-name="P1" svg:width="634.96pt" svg:height="466.07pt" svg:x="53.04pt" svg:y="405.81pt">
            <draw:object draw:notify-on-update-of-ranges="Sheet1_3.B16:Sheet1_3.C28 Sheet1_3.D15:Sheet1_3.D15 Sheet1_3.D16:Sheet1_3.D28 Sheet1_3.E15:Sheet1_3.E15 Sheet1_3.E16:Sheet1_3.E28 Sheet1_3.F15:Sheet1_3.F15 Sheet1_3.F16:Sheet1_3.F28 Sheet1_3.G15:Sheet1_3.G15 Sheet1_3.G16:Sheet1_3.G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98.75pt" svg:height="402.8pt" svg:x="995.24pt" svg:y="0pt">
            <draw:object draw:notify-on-update-of-ranges="Sheet1_3.K35:Sheet1_3.K38 Sheet1_3.AR34:Sheet1_3.AR34 Sheet1_3.AR35:Sheet1_3.AR38 Sheet1_3.AS34:Sheet1_3.AS34 Sheet1_3.AS35:Sheet1_3.AS38 Sheet1_3.AT34:Sheet1_3.AT34 Sheet1_3.AT35:Sheet1_3.AT38 Sheet1_3.AU34:Sheet1_3.AU34 Sheet1_3.AU35:Sheet1_3.AU38 Sheet1_3.Q34:Sheet1_3.Q34 Sheet1_3.Q35:Sheet1_3.Q38 Sheet1_3.R34:Sheet1_3.R34 Sheet1_3.R35:Sheet1_3.R38 Sheet1_3.S34:Sheet1_3.S34 Sheet1_3.S35:Sheet1_3.S38 Sheet1_3.T34:Sheet1_3.T34 Sheet1_3.T35:Sheet1_3.T38 Sheet1_3.Z34:Sheet1_3.Z34 Sheet1_3.Z35:Sheet1_3.Z38 Sheet1_3.AA34:Sheet1_3.AA34 Sheet1_3.AA35:Sheet1_3.AA38 Sheet1_3.AB34:Sheet1_3.AB34 Sheet1_3.AB35:Sheet1_3.AB38 Sheet1_3.AC34:Sheet1_3.AC34 Sheet1_3.AC35:Sheet1_3.AC38 Sheet1_3.AI34:Sheet1_3.AI34 Sheet1_3.AI35:Sheet1_3.AI38 Sheet1_3.AJ34:Sheet1_3.AJ34 Sheet1_3.AJ35:Sheet1_3.AJ38 Sheet1_3.AK34:Sheet1_3.AK34 Sheet1_3.AK35:Sheet1_3.AK38 Sheet1_3.AL34:Sheet1_3.AL34 Sheet1_3.AL35:Sheet1_3.AL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799pt" svg:height="402.8pt" svg:x="883.28pt" svg:y="640.74pt">
            <draw:object draw:notify-on-update-of-ranges="Sheet1_3.K35:Sheet1_3.K38 Sheet1_3.AR34:Sheet1_3.AR34 Sheet1_3.AR35:Sheet1_3.AR38 Sheet1_3.Q34:Sheet1_3.Q34 Sheet1_3.Q35:Sheet1_3.Q38 Sheet1_3.Z34:Sheet1_3.Z34 Sheet1_3.Z35:Sheet1_3.Z38 Sheet1_3.AI34:Sheet1_3.AI34 Sheet1_3.AI35:Sheet1_3.AI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798.75pt" svg:height="402.8pt" svg:x="847.39pt" svg:y="1203.17pt">
            <draw:object draw:notify-on-update-of-ranges="Sheet1_3.K35:Sheet1_3.K38 Sheet1_3.AT34:Sheet1_3.AT34 Sheet1_3.AT35:Sheet1_3.AT38 Sheet1_3.S34:Sheet1_3.S34 Sheet1_3.S35:Sheet1_3.S38 Sheet1_3.AB34:Sheet1_3.AB34 Sheet1_3.AB35:Sheet1_3.AB38 Sheet1_3.AK34:Sheet1_3.AK34 Sheet1_3.AK35:Sheet1_3.AK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_2" table:style-name="ta1">
        <table:shapes>
          <draw:frame draw:z-index="0" draw:style-name="gr1" draw:text-style-name="P1" svg:width="634.96pt" svg:height="466.07pt" svg:x="53.04pt" svg:y="405.81pt">
            <draw:object draw:notify-on-update-of-ranges="Sheet1_2.B2:Sheet1_2.C14 Sheet1_2.D1:Sheet1_2.D1 Sheet1_2.D2:Sheet1_2.D14 Sheet1_2.F1:Sheet1_2.F1 Sheet1_2.F2:Sheet1_2.F14 Sheet1_2.E1:Sheet1_2.E1 Sheet1_2.E2:Sheet1_2.E14 Sheet1_2.G1:Sheet1_2.G1 Sheet1_2.G2:Sheet1_2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98.75pt" svg:height="433.67pt" svg:x="960.12pt" svg:y="764.99pt">
            <draw:object draw:notify-on-update-of-ranges="Sheet1_2.K34:Sheet1_2.K37 Sheet1_2.AR33:Sheet1_2.AR33 Sheet1_2.AR34:Sheet1_2.AR37 Sheet1_2.AS33:Sheet1_2.AS33 Sheet1_2.AS34:Sheet1_2.AS37 Sheet1_2.AT33:Sheet1_2.AT33 Sheet1_2.AT34:Sheet1_2.AT37 Sheet1_2.AU33:Sheet1_2.AU33 Sheet1_2.AU34:Sheet1_2.AU37 Sheet1_2.Q33:Sheet1_2.Q33 Sheet1_2.Q34:Sheet1_2.Q37 Sheet1_2.R33:Sheet1_2.R33 Sheet1_2.R34:Sheet1_2.R37 Sheet1_2.S33:Sheet1_2.S33 Sheet1_2.S34:Sheet1_2.S37 Sheet1_2.T33:Sheet1_2.T33 Sheet1_2.T34:Sheet1_2.T37 Sheet1_2.Z33:Sheet1_2.Z33 Sheet1_2.Z34:Sheet1_2.Z37 Sheet1_2.AA33:Sheet1_2.AA33 Sheet1_2.AA34:Sheet1_2.AA37 Sheet1_2.AB33:Sheet1_2.AB33 Sheet1_2.AB34:Sheet1_2.AB37 Sheet1_2.AC33:Sheet1_2.AC33 Sheet1_2.AC34:Sheet1_2.AC37 Sheet1_2.AI33:Sheet1_2.AI33 Sheet1_2.AI34:Sheet1_2.AI37 Sheet1_2.AJ33:Sheet1_2.AJ33 Sheet1_2.AJ34:Sheet1_2.AJ37 Sheet1_2.AK33:Sheet1_2.AK33 Sheet1_2.AK34:Sheet1_2.AK37 Sheet1_2.AL33:Sheet1_2.AL33 Sheet1_2.AL34:Sheet1_2.AL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00.35pt" svg:height="337.69pt" svg:x="2074.45pt" svg:y="582.83pt">
            <draw:object draw:notify-on-update-of-ranges="Sheet1_2.K33:Sheet1_2.K33 Sheet1_2.K34:Sheet1_2.K37 Sheet1_2.AR33:Sheet1_2.AR33 Sheet1_2.AR34:Sheet1_2.AR37 Sheet1_2.Q33:Sheet1_2.Q33 Sheet1_2.Q34:Sheet1_2.Q37 Sheet1_2.Z33:Sheet1_2.Z33 Sheet1_2.Z34:Sheet1_2.Z37 Sheet1_2.AI33:Sheet1_2.AI33 Sheet1_2.AI34:Sheet1_2.AI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0.89pt" svg:height="255.23pt" svg:x="2779.34pt" svg:y="639.24pt">
            <draw:object draw:notify-on-update-of-ranges="Sheet1_2.K33:Sheet1_2.K33 Sheet1_2.K34:Sheet1_2.K37 Sheet1_2.AS33:Sheet1_2.AS33 Sheet1_2.AS34:Sheet1_2.AS37 Sheet1_2.R33:Sheet1_2.R33 Sheet1_2.R34:Sheet1_2.R37 Sheet1_2.AA33:Sheet1_2.AA33 Sheet1_2.AA34:Sheet1_2.AA37 Sheet1_2.AJ33:Sheet1_2.AJ33 Sheet1_2.AJ34:Sheet1_2.AJ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93.37pt" svg:height="277.51pt" svg:x="1394.82pt" svg:y="435.2pt">
            <draw:object draw:notify-on-update-of-ranges="Sheet1_2.K33:Sheet1_2.K33 Sheet1_2.K34:Sheet1_2.K37 Sheet1_2.AT33:Sheet1_2.AT33 Sheet1_2.AT34:Sheet1_2.AT37 Sheet1_2.S33:Sheet1_2.S33 Sheet1_2.S34:Sheet1_2.S37 Sheet1_2.AB33:Sheet1_2.AB33 Sheet1_2.AB34:Sheet1_2.AB37 Sheet1_2.AK33:Sheet1_2.AK33 Sheet1_2.AK34:Sheet1_2.AK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453.51pt" svg:height="255.09pt" svg:x="1670.29pt" svg:y="715.12pt">
            <draw:object draw:notify-on-update-of-ranges="Sheet1_2.K33:Sheet1_2.K33 Sheet1_2.K34:Sheet1_2.K37 Sheet1_2.AU33:Sheet1_2.AU33 Sheet1_2.AU34:Sheet1_2.AU37 Sheet1_2.T33:Sheet1_2.T33 Sheet1_2.T34:Sheet1_2.T37 Sheet1_2.AC33:Sheet1_2.AC33 Sheet1_2.AC34:Sheet1_2.AC37 Sheet1_2.AL33:Sheet1_2.AL33 Sheet1_2.AL34:Sheet1_2.AL3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" table:style-name="ta1">
        <table:shapes>
          <draw:frame draw:z-index="0" draw:style-name="gr1" draw:text-style-name="P1" svg:width="456.29pt" svg:height="466.07pt" svg:x="53.04pt" svg:y="405.81pt">
            <draw:object draw:notify-on-update-of-ranges="Sheet1.A1:Sheet1.C1 Sheet1.A2:Sheet1.C14 Sheet1.D1:Sheet1.D1 Sheet1.D2:Sheet1.D14 Sheet1.E1:Sheet1.E1 Sheet1.E2:Sheet1.E14 Sheet1.F1:Sheet1.F1 Sheet1.F2:Sheet1.F14 Sheet1.G1:Sheet1.G1 Sheet1.G2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1:23:59.726483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8:04:34.372988962</meta:creation-date>
    <dc:date>2019-05-29T12:50:18.993365087</dc:date>
    <meta:editing-duration>PT1H14M31S</meta:editing-duration>
    <meta:editing-cycles>15</meta:editing-cycles>
    <meta:generator>LibreOffice/6.0.7.3$Linux_X86_64 LibreOffice_project/00m0$Build-3</meta:generator>
    <meta:document-statistic meta:table-count="3" meta:cell-count="128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98cm" svg:height="16.443cm" xlink:href=".." xlink:type="simple" chart:class="chart:bar" chart:style-name="ch1">
        <chart:title svg:x="5.637cm" svg:y="0.464cm" chart:style-name="ch2">
          <text:p>confusion matrix result </text:p>
        </chart:title>
        <chart:subtitle svg:x="5.293cm" svg:y="1.571cm" chart:style-name="ch3">
          <text:p>for D3.1,D3.2,D3.3 with models</text:p>
        </chart:subtitle>
        <chart:legend chart:legend-position="end" svg:x="14.893cm" svg:y="7.175cm" style:legend-expansion="high" chart:style-name="ch4"/>
        <chart:plot-area chart:style-name="ch5" table:cell-range-address="Sheet1.A1:Sheet1.G14" chart:data-source-has-labels="both" svg:x="1.263cm" svg:y="2.033cm" svg:width="13.29cm" svg:height="13.909cm">
          <chartooo:coordinate-region svg:x="2.07cm" svg:y="2.232cm" svg:width="12.483cm" svg:height="9.409cm"/>
          <chart:axis chart:dimension="x" chart:name="primary-x" chart:style-name="ch6" chartooo:axis-type="auto">
            <chartooo:date-scale/>
            <chart:title svg:x="7.467cm" svg:y="15.883cm" chart:style-name="ch7">
              <text:p>types</text:p>
            </chart:title>
            <chart:categories table:cell-range-address="Sheet1.A2:Sheet1.C14"/>
          </chart:axis>
          <chart:axis chart:dimension="y" chart:name="primary-y" chart:style-name="ch8">
            <chart:title svg:x="0.382cm" svg:y="9.441cm" chart:style-name="ch9">
              <text:p>count</text:p>
            </chart:title>
            <chart:grid chart:style-name="ch10" chart:class="major"/>
          </chart:axi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.D1:Sheet1.D1</svg:desc>
                </draw:g>
              </table:table-cell>
              <table:table-cell office:value-type="string">
                <text:p>FP</text:p>
                <draw:g>
                  <svg:desc>Sheet1.E1:Sheet1.E1</svg:desc>
                </draw:g>
              </table:table-cell>
              <table:table-cell office:value-type="string">
                <text:p>TN</text:p>
                <draw:g>
                  <svg:desc>Sheet1.F1:Sheet1.F1</svg:desc>
                </draw:g>
              </table:table-cell>
              <table:table-cell office:value-type="string">
                <text:p>F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3.1 - IM</text:p>
                <text:list>
                  <text:list-item>
                    <text:p>D3.1</text:p>
                  </text:list-item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.A2:Sheet1.C14</svg:desc>
                </draw:g>
              </table:table-cell>
              <table:table-cell office:value-type="float" office:value="137">
                <text:p>137</text:p>
                <draw:g>
                  <svg:desc>Sheet1.D2:Sheet1.D14</svg:desc>
                </draw:g>
              </table:table-cell>
              <table:table-cell office:value-type="float" office:value="48">
                <text:p>48</text:p>
                <draw:g>
                  <svg:desc>Sheet1.E2:Sheet1.E14</svg:desc>
                </draw:g>
              </table:table-cell>
              <table:table-cell office:value-type="float" office:value="118">
                <text:p>118</text:p>
                <draw:g>
                  <svg:desc>Sheet1.F2:Sheet1.F14</svg:desc>
                </draw:g>
              </table:table-cell>
              <table:table-cell office:value-type="float" office:value="289">
                <text:p>289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D3.1 M1 Fahland</text:p>
                <text:list>
                  <text:list-item>
                    <text:p>D3.1</text:p>
                  </text:list-item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3.3 M1 Dfg-repair:1-1-1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1 Dfg-repair:0.5-1-0.5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2 Fahland</text:p>
                <text:list>
                  <text:list-item>
                    <text:p>D3.1</text:p>
                  </text:list-item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3.3 M2 Dfg-repair:1-1-1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2 Dfg-repair:0.5-1-0.5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3 Fahland</text:p>
                <text:list>
                  <text:list-item>
                    <text:p>D3.1</text:p>
                  </text:list-item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D3.3 M3 Dfg-repair:1-1-1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3 Dfg-repair:0.5-1-0.5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D3.1 M4 Fahland</text:p>
                <text:list>
                  <text:list-item>
                    <text:p>D3.1</text:p>
                  </text:list-item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1-1-1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0.5-1-0.5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06cm" svg:height="9.791cm" xlink:href=".." xlink:type="simple" chart:class="chart:line" chart:column-mapping="3 0 1 2" chart:style-name="ch1">
        <chart:title svg:x="3.91cm" svg:y="0.331cm" chart:style-name="ch2">
          <text:p>Accuracy of repaired models with data D3.1-3.3</text:p>
        </chart:title>
        <chart:legend chart:legend-position="end" svg:x="13.337cm" svg:y="3.849cm" style:legend-expansion="high" chart:style-name="ch3"/>
        <chart:plot-area chart:style-name="ch4" table:cell-range-address="Sheet1_2.K33:Sheet1_2.K37 Sheet1_2.AT33:Sheet1_2.AT37 Sheet1_2.S33:Sheet1_2.S37 Sheet1_2.AB33:Sheet1_2.AB37 Sheet1_2.AK33:Sheet1_2.AK37" chart:data-source-has-labels="both" svg:x="2.209cm" svg:y="1.304cm" svg:width="10.981cm" svg:height="7.308cm">
          <chartooo:coordinate-region svg:x="2.936cm" svg:y="1.503cm" svg:width="10.014cm" svg:height="6.462cm"/>
          <chart:axis chart:dimension="x" chart:name="primary-x" chart:style-name="ch5" chartooo:axis-type="auto">
            <chartooo:date-scale/>
            <chart:title svg:x="6.385cm" svg:y="8.807cm" chart:style-name="ch6">
              <text:p>reference models</text:p>
            </chart:title>
            <chart:categories table:cell-range-address="Sheet1_2.K34:Sheet1_2.K37"/>
          </chart:axis>
          <chart:axis chart:dimension="y" chart:name="primary-y" chart:style-name="ch7">
            <chart:title svg:x="0.45cm" svg:y="4.678cm" chart:style-name="ch6">
              <text:p>accuracy</text:p>
            </chart:title>
            <chart:grid chart:style-name="ch8" chart:class="major"/>
          </chart:axis>
          <chart:series chart:style-name="ch9" chart:values-cell-range-address="Sheet1_2.AT34:Sheet1_2.AT37" chart:label-cell-address="Sheet1_2.AT33:Sheet1_2.AT33" chart:class="chart:line">
            <chart:data-point chart:repeated="4"/>
          </chart:series>
          <chart:series chart:style-name="ch10" chart:values-cell-range-address="Sheet1_2.S34:Sheet1_2.S37" chart:label-cell-address="Sheet1_2.S33:Sheet1_2.S33" chart:class="chart:line">
            <chart:data-point chart:repeated="4"/>
          </chart:series>
          <chart:series chart:style-name="ch11" chart:values-cell-range-address="Sheet1_2.AB34:Sheet1_2.AB37" chart:label-cell-address="Sheet1_2.AB33:Sheet1_2.AB33" chart:class="chart:line">
            <chart:data-point chart:repeated="4"/>
          </chart:series>
          <chart:series chart:style-name="ch12" chart:values-cell-range-address="Sheet1_2.AK34:Sheet1_2.AK37" chart:label-cell-address="Sheet1_2.AK33:Sheet1_2.AK3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accuracy</text:p>
                <draw:g>
                  <svg:desc>Sheet1_2.AT33:Sheet1_2.AT33</svg:desc>
                </draw:g>
              </table:table-cell>
              <table:table-cell office:value-type="string">
                <text:p>Fahland-accuracy</text:p>
                <draw:g>
                  <svg:desc>Sheet1_2.S33:Sheet1_2.S33</svg:desc>
                </draw:g>
              </table:table-cell>
              <table:table-cell office:value-type="string">
                <text:p>Dfg-accuracy</text:p>
                <draw:g>
                  <svg:desc>Sheet1_2.AB33:Sheet1_2.AB33</svg:desc>
                </draw:g>
              </table:table-cell>
              <table:table-cell office:value-type="string">
                <text:p>Dfg2-accuracy</text:p>
                <draw:g>
                  <svg:desc>Sheet1_2.AK33:Sheet1_2.A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43">
                <text:p>0.43</text:p>
                <draw:g>
                  <svg:desc>Sheet1_2.AT34:Sheet1_2.AT37</svg:desc>
                </draw:g>
              </table:table-cell>
              <table:table-cell office:value-type="float" office:value="0.713">
                <text:p>0.713</text:p>
                <draw:g>
                  <svg:desc>Sheet1_2.S34:Sheet1_2.S37</svg:desc>
                </draw:g>
              </table:table-cell>
              <table:table-cell office:value-type="float" office:value="0.44">
                <text:p>0.44</text:p>
                <draw:g>
                  <svg:desc>Sheet1_2.AB34:Sheet1_2.AB37</svg:desc>
                </draw:g>
              </table:table-cell>
              <table:table-cell office:value-type="float" office:value="0.474">
                <text:p>0.474</text:p>
                <draw:g>
                  <svg:desc>Sheet1_2.AK34:Sheet1_2.AK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43">
                <text:p>0.43</text:p>
              </table:table-cell>
              <table:table-cell office:value-type="float" office:value="0.667">
                <text:p>0.667</text:p>
              </table:table-cell>
              <table:table-cell office:value-type="float" office:value="0.44">
                <text:p>0.4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43">
                <text:p>0.43</text:p>
              </table:table-cell>
              <table:table-cell office:value-type="float" office:value="0.352">
                <text:p>0.352</text:p>
              </table:table-cell>
              <table:table-cell office:value-type="float" office:value="0.295">
                <text:p>0.295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43">
                <text:p>0.43</text:p>
              </table:table-cell>
              <table:table-cell office:value-type="float" office:value="0.294">
                <text:p>0.294</text:p>
              </table:table-cell>
              <table:table-cell office:value-type="float" office:value="0.294">
                <text:p>0.294</text:p>
              </table:table-cell>
              <table:table-cell office:value-type="float" office:value="0.428">
                <text:p>0.4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0 1 2" chart:style-name="ch1">
        <chart:title svg:x="3.895cm" svg:y="0.316cm" chart:style-name="ch2">
          <text:p>F1 of repaired models with data D3.1-3.3</text:p>
        </chart:title>
        <chart:legend chart:legend-position="end" svg:x="12.936cm" svg:y="3.454cm" style:legend-expansion="high" chart:style-name="ch3"/>
        <chart:plot-area chart:style-name="ch4" table:cell-range-address="Sheet1_2.K33:Sheet1_2.K37 Sheet1_2.AU33:Sheet1_2.AU37 Sheet1_2.T33:Sheet1_2.T37 Sheet1_2.AC33:Sheet1_2.AC37 Sheet1_2.AL33:Sheet1_2.AL37" chart:data-source-has-labels="both" svg:x="1.256cm" svg:y="1.275cm" svg:width="11.36cm" svg:height="6.564cm">
          <chartooo:coordinate-region svg:x="1.983cm" svg:y="1.474cm" svg:width="10.393cm" svg:height="5.718cm"/>
          <chart:axis chart:dimension="x" chart:name="primary-x" chart:style-name="ch5" chartooo:axis-type="auto">
            <chartooo:date-scale/>
            <chart:title svg:x="5.622cm" svg:y="8.019cm" chart:style-name="ch6">
              <text:p>reference models</text:p>
            </chart:title>
            <chart:categories table:cell-range-address="Sheet1_2.K34:Sheet1_2.K37"/>
          </chart:axis>
          <chart:axis chart:dimension="y" chart:name="primary-y" chart:style-name="ch7">
            <chart:title svg:x="0.451cm" svg:y="4.277cm" chart:style-name="ch6">
              <text:p>F1</text:p>
            </chart:title>
            <chart:grid chart:style-name="ch8" chart:class="major"/>
          </chart:axis>
          <chart:series chart:style-name="ch9" chart:values-cell-range-address="Sheet1_2.AU34:Sheet1_2.AU37" chart:label-cell-address="Sheet1_2.AU33:Sheet1_2.AU33" chart:class="chart:line">
            <chart:data-point chart:repeated="4"/>
          </chart:series>
          <chart:series chart:style-name="ch10" chart:values-cell-range-address="Sheet1_2.T34:Sheet1_2.T37" chart:label-cell-address="Sheet1_2.T33:Sheet1_2.T33" chart:class="chart:line">
            <chart:data-point chart:repeated="4"/>
          </chart:series>
          <chart:series chart:style-name="ch11" chart:values-cell-range-address="Sheet1_2.AC34:Sheet1_2.AC37" chart:label-cell-address="Sheet1_2.AC33:Sheet1_2.AC33" chart:class="chart:line">
            <chart:data-point chart:repeated="4"/>
          </chart:series>
          <chart:series chart:style-name="ch12" chart:values-cell-range-address="Sheet1_2.AL34:Sheet1_2.AL37" chart:label-cell-address="Sheet1_2.AL33:Sheet1_2.AL3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F1</text:p>
                <draw:g>
                  <svg:desc>Sheet1_2.AU33:Sheet1_2.AU33</svg:desc>
                </draw:g>
              </table:table-cell>
              <table:table-cell office:value-type="string">
                <text:p>Fahland-F1</text:p>
                <draw:g>
                  <svg:desc>Sheet1_2.T33:Sheet1_2.T33</svg:desc>
                </draw:g>
              </table:table-cell>
              <table:table-cell office:value-type="string">
                <text:p>Dfg-F1</text:p>
                <draw:g>
                  <svg:desc>Sheet1_2.AC33:Sheet1_2.AC33</svg:desc>
                </draw:g>
              </table:table-cell>
              <table:table-cell office:value-type="string">
                <text:p>Dfg2-F1</text:p>
                <draw:g>
                  <svg:desc>Sheet1_2.AL33:Sheet1_2.A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45">
                <text:p>0.45</text:p>
                <draw:g>
                  <svg:desc>Sheet1_2.AU34:Sheet1_2.AU37</svg:desc>
                </draw:g>
              </table:table-cell>
              <table:table-cell office:value-type="float" office:value="0.829">
                <text:p>0.829</text:p>
                <draw:g>
                  <svg:desc>Sheet1_2.T34:Sheet1_2.T37</svg:desc>
                </draw:g>
              </table:table-cell>
              <table:table-cell office:value-type="float" office:value="0.472">
                <text:p>0.472</text:p>
                <draw:g>
                  <svg:desc>Sheet1_2.AC34:Sheet1_2.AC37</svg:desc>
                </draw:g>
              </table:table-cell>
              <table:table-cell office:value-type="float" office:value="0.544">
                <text:p>0.544</text:p>
                <draw:g>
                  <svg:desc>Sheet1_2.AL34:Sheet1_2.AL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45">
                <text:p>0.45</text:p>
              </table:table-cell>
              <table:table-cell office:value-type="float" office:value="0.793">
                <text:p>0.793</text:p>
              </table:table-cell>
              <table:table-cell office:value-type="float" office:value="0.472">
                <text:p>0.472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45">
                <text:p>0.45</text:p>
              </table:table-cell>
              <table:table-cell office:value-type="float" office:value="0.179">
                <text:p>0.179</text:p>
              </table:table-cell>
              <table:table-cell office:value-type="float" office:value="0">
                <text:p>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9">
                <text:p>0.46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column-mapping="0 2 1 3" chart:style-name="ch1">
        <chart:title svg:x="7.386cm" svg:y="0.464cm" chart:style-name="ch2">
          <text:p>confusion matrix result for D3.1-D3.3 </text:p>
        </chart:title>
        <chart:legend chart:legend-position="end" svg:x="21.196cm" svg:y="7.175cm" style:legend-expansion="high" chart:style-name="ch3"/>
        <chart:plot-area chart:style-name="ch4" table:cell-range-address="Sheet1_2.B2:Sheet1_2.E14 Sheet1_2.B1:Sheet1_2.E1 Sheet1_2.F1:Sheet1_2.G14" chart:data-source-has-labels="both" svg:x="0.538cm" svg:y="1.17cm" svg:width="20.426cm" svg:height="14.376cm">
          <chartooo:coordinate-region svg:x="1.345cm" svg:y="1.369cm" svg:width="19.619cm" svg:height="10.512cm"/>
          <chart:axis chart:dimension="x" chart:name="primary-x" chart:style-name="ch5" chartooo:axis-type="auto">
            <chartooo:date-scale/>
            <chart:title svg:x="10.31cm" svg:y="15.874cm" chart:style-name="ch6">
              <text:p>types</text:p>
            </chart:title>
            <chart:categories table:cell-range-address="Sheet1_2.B2:Sheet1_2.C14"/>
          </chart:axis>
          <chart:axis chart:dimension="y" chart:name="primary-y" chart:style-name="ch7">
            <chart:title svg:x="0cm" svg:y="8.812cm" chart:style-name="ch8">
              <text:p>value</text:p>
            </chart:title>
            <chart:grid chart:style-name="ch9" chart:class="major"/>
          </chart:axis>
          <chart:series chart:style-name="ch10" chart:values-cell-range-address="Sheet1_2.D2:Sheet1_2.D14" chart:label-cell-address="Sheet1_2.D1:Sheet1_2.D1" chart:class="chart:bar">
            <chart:data-point chart:repeated="13"/>
          </chart:series>
          <chart:series chart:style-name="ch11" chart:values-cell-range-address="Sheet1_2.F2:Sheet1_2.F14" chart:label-cell-address="Sheet1_2.F1:Sheet1_2.F1" chart:class="chart:bar">
            <chart:data-point chart:repeated="13"/>
          </chart:series>
          <chart:series chart:style-name="ch12" chart:values-cell-range-address="Sheet1_2.E2:Sheet1_2.E14" chart:label-cell-address="Sheet1_2.E1:Sheet1_2.E1" chart:class="chart:bar">
            <chart:data-point chart:repeated="13"/>
          </chart:series>
          <chart:series chart:style-name="ch13" chart:values-cell-range-address="Sheet1_2.G2:Sheet1_2.G14" chart:label-cell-address="Sheet1_2.G1:Sheet1_2.G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2.D1:Sheet1_2.D1</svg:desc>
                </draw:g>
              </table:table-cell>
              <table:table-cell office:value-type="string">
                <text:p>TN</text:p>
                <draw:g>
                  <svg:desc>Sheet1_2.F1:Sheet1_2.F1</svg:desc>
                </draw:g>
              </table:table-cell>
              <table:table-cell office:value-type="string">
                <text:p>FP</text:p>
                <draw:g>
                  <svg:desc>Sheet1_2.E1:Sheet1_2.E1</svg:desc>
                </draw:g>
              </table:table-cell>
              <table:table-cell office:value-type="string">
                <text:p>FN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2.B2:Sheet1_2.C14</svg:desc>
                </draw:g>
              </table:table-cell>
              <table:table-cell office:value-type="float" office:value="137">
                <text:p>137</text:p>
                <draw:g>
                  <svg:desc>Sheet1_2.D2:Sheet1_2.D14</svg:desc>
                </draw:g>
              </table:table-cell>
              <table:table-cell office:value-type="float" office:value="118">
                <text:p>118</text:p>
                <draw:g>
                  <svg:desc>Sheet1_2.F2:Sheet1_2.F14</svg:desc>
                </draw:g>
              </table:table-cell>
              <table:table-cell office:value-type="float" office:value="48">
                <text:p>48</text:p>
                <draw:g>
                  <svg:desc>Sheet1_2.E2:Sheet1_2.E14</svg:desc>
                </draw:g>
              </table:table-cell>
              <table:table-cell office:value-type="float" office:value="289">
                <text:p>289</text:p>
                <draw:g>
                  <svg:desc>Sheet1_2.G2:Sheet1_2.G14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">
                <text:p>13</text:p>
              </table:table-cell>
              <table:table-cell office:value-type="float" office:value="133">
                <text:p>1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83">
                <text:p>83</text:p>
              </table:table-cell>
              <table:table-cell office:value-type="float" office:value="63">
                <text:p>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5.3cm" xlink:href=".." xlink:type="simple" chart:class="chart:line" chart:column-mapping="12 13 14 15 0 1 2 3 4 5 6 7 8 9 10 11" chart:style-name="ch1">
        <chart:title svg:x="10.685cm" svg:y="0.442cm" chart:style-name="ch2">
          <text:p>CM measurements on D3.1-D3.3 </text:p>
        </chart:title>
        <chart:legend chart:legend-position="end" svg:x="23.31cm" svg:y="3.616cm" style:legend-expansion="high" chart:style-name="ch3"/>
        <chart:plot-area chart:style-name="ch4" table:cell-range-address="Sheet1_2.K34:Sheet1_2.K37 Sheet1_2.AR33:Sheet1_2.AU37 Sheet1_2.Q33:Sheet1_2.T37 Sheet1_2.Z33:Sheet1_2.AC37 Sheet1_2.AI33:Sheet1_2.AL37" chart:data-source-has-labels="both" svg:x="0.857cm" svg:y="0.921cm" svg:width="21.768cm" svg:height="13.964cm">
          <chartooo:coordinate-region svg:x="1.584cm" svg:y="1.12cm" svg:width="20.801cm" svg:height="13.118cm"/>
          <chart:axis chart:dimension="x" chart:name="primary-x" chart:style-name="ch5" chartooo:axis-type="auto">
            <chartooo:date-scale/>
            <chart:title svg:x="10.506cm" svg:y="14.74cm" chart:style-name="ch6">
              <text:p>reference model</text:p>
            </chart:title>
            <chart:categories table:cell-range-address="Sheet1_2.K34:Sheet1_2.K37"/>
          </chart:axis>
          <chart:axis chart:dimension="y" chart:name="primary-y" chart:style-name="ch7">
            <chart:title svg:x="0cm" svg:y="8.437cm" chart:style-name="ch8">
              <text:p>values</text:p>
            </chart:title>
            <chart:grid chart:style-name="ch9" chart:class="major"/>
          </chart:axis>
          <chart:series chart:style-name="ch10" chart:values-cell-range-address="Sheet1_2.AR34:Sheet1_2.AR37" chart:label-cell-address="Sheet1_2.AR33:Sheet1_2.AR33" chart:class="chart:line">
            <chart:data-point chart:repeated="4"/>
          </chart:series>
          <chart:series chart:style-name="ch11" chart:values-cell-range-address="Sheet1_2.AS34:Sheet1_2.AS37" chart:label-cell-address="Sheet1_2.AS33:Sheet1_2.AS33" chart:class="chart:line">
            <chart:data-point chart:repeated="4"/>
          </chart:series>
          <chart:series chart:style-name="ch12" chart:values-cell-range-address="Sheet1_2.AT34:Sheet1_2.AT37" chart:label-cell-address="Sheet1_2.AT33:Sheet1_2.AT33" chart:class="chart:line">
            <chart:data-point chart:repeated="4"/>
          </chart:series>
          <chart:series chart:style-name="ch13" chart:values-cell-range-address="Sheet1_2.AU34:Sheet1_2.AU37" chart:label-cell-address="Sheet1_2.AU33:Sheet1_2.AU33" chart:class="chart:line">
            <chart:data-point chart:repeated="4"/>
          </chart:series>
          <chart:series chart:style-name="ch14" chart:values-cell-range-address="Sheet1_2.Q34:Sheet1_2.Q37" chart:label-cell-address="Sheet1_2.Q33:Sheet1_2.Q33" chart:class="chart:line">
            <chart:data-point chart:repeated="4"/>
          </chart:series>
          <chart:series chart:style-name="ch15" chart:values-cell-range-address="Sheet1_2.R34:Sheet1_2.R37" chart:label-cell-address="Sheet1_2.R33:Sheet1_2.R33" chart:class="chart:line">
            <chart:data-point chart:repeated="4"/>
          </chart:series>
          <chart:series chart:style-name="ch16" chart:values-cell-range-address="Sheet1_2.S34:Sheet1_2.S37" chart:label-cell-address="Sheet1_2.S33:Sheet1_2.S33" chart:class="chart:line">
            <chart:data-point chart:repeated="4"/>
          </chart:series>
          <chart:series chart:style-name="ch17" chart:values-cell-range-address="Sheet1_2.T34:Sheet1_2.T37" chart:label-cell-address="Sheet1_2.T33:Sheet1_2.T33" chart:class="chart:line">
            <chart:data-point chart:repeated="4"/>
          </chart:series>
          <chart:series chart:style-name="ch18" chart:values-cell-range-address="Sheet1_2.Z34:Sheet1_2.Z37" chart:label-cell-address="Sheet1_2.Z33:Sheet1_2.Z33" chart:class="chart:line">
            <chart:data-point chart:repeated="4"/>
          </chart:series>
          <chart:series chart:style-name="ch19" chart:values-cell-range-address="Sheet1_2.AA34:Sheet1_2.AA37" chart:label-cell-address="Sheet1_2.AA33:Sheet1_2.AA33" chart:class="chart:line">
            <chart:data-point chart:repeated="4"/>
          </chart:series>
          <chart:series chart:style-name="ch20" chart:values-cell-range-address="Sheet1_2.AB34:Sheet1_2.AB37" chart:label-cell-address="Sheet1_2.AB33:Sheet1_2.AB33" chart:class="chart:line">
            <chart:data-point chart:repeated="4"/>
          </chart:series>
          <chart:series chart:style-name="ch21" chart:values-cell-range-address="Sheet1_2.AC34:Sheet1_2.AC37" chart:label-cell-address="Sheet1_2.AC33:Sheet1_2.AC33" chart:class="chart:line">
            <chart:data-point chart:repeated="4"/>
          </chart:series>
          <chart:series chart:style-name="ch22" chart:values-cell-range-address="Sheet1_2.AI34:Sheet1_2.AI37" chart:label-cell-address="Sheet1_2.AI33:Sheet1_2.AI33" chart:class="chart:line">
            <chart:data-point chart:repeated="4"/>
          </chart:series>
          <chart:series chart:style-name="ch23" chart:values-cell-range-address="Sheet1_2.AJ34:Sheet1_2.AJ37" chart:label-cell-address="Sheet1_2.AJ33:Sheet1_2.AJ33" chart:class="chart:line">
            <chart:data-point chart:repeated="4"/>
          </chart:series>
          <chart:series chart:style-name="ch24" chart:values-cell-range-address="Sheet1_2.AK34:Sheet1_2.AK37" chart:label-cell-address="Sheet1_2.AK33:Sheet1_2.AK33" chart:class="chart:line">
            <chart:data-point chart:repeated="4"/>
          </chart:series>
          <chart:series chart:style-name="ch25" chart:values-cell-range-address="Sheet1_2.AL34:Sheet1_2.AL37" chart:label-cell-address="Sheet1_2.AL33:Sheet1_2.AL33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2.AR33:Sheet1_2.AR33</svg:desc>
                </draw:g>
              </table:table-cell>
              <table:table-cell office:value-type="string">
                <text:p>IM-precision</text:p>
                <draw:g>
                  <svg:desc>Sheet1_2.AS33:Sheet1_2.AS33</svg:desc>
                </draw:g>
              </table:table-cell>
              <table:table-cell office:value-type="string">
                <text:p>IM-accuracy</text:p>
                <draw:g>
                  <svg:desc>Sheet1_2.AT33:Sheet1_2.AT33</svg:desc>
                </draw:g>
              </table:table-cell>
              <table:table-cell office:value-type="string">
                <text:p>IM-F1</text:p>
                <draw:g>
                  <svg:desc>Sheet1_2.AU33:Sheet1_2.AU33</svg:desc>
                </draw:g>
              </table:table-cell>
              <table:table-cell office:value-type="string">
                <text:p>Fahland-recall </text:p>
                <draw:g>
                  <svg:desc>Sheet1_2.Q33:Sheet1_2.Q33</svg:desc>
                </draw:g>
              </table:table-cell>
              <table:table-cell office:value-type="string">
                <text:p>Fahland-precision</text:p>
                <draw:g>
                  <svg:desc>Sheet1_2.R33:Sheet1_2.R33</svg:desc>
                </draw:g>
              </table:table-cell>
              <table:table-cell office:value-type="string">
                <text:p>Fahland-accuracy</text:p>
                <draw:g>
                  <svg:desc>Sheet1_2.S33:Sheet1_2.S33</svg:desc>
                </draw:g>
              </table:table-cell>
              <table:table-cell office:value-type="string">
                <text:p>Fahland-F1</text:p>
                <draw:g>
                  <svg:desc>Sheet1_2.T33:Sheet1_2.T33</svg:desc>
                </draw:g>
              </table:table-cell>
              <table:table-cell office:value-type="string">
                <text:p>Dfg-recall</text:p>
                <draw:g>
                  <svg:desc>Sheet1_2.Z33:Sheet1_2.Z33</svg:desc>
                </draw:g>
              </table:table-cell>
              <table:table-cell office:value-type="string">
                <text:p>Dfg-precision</text:p>
                <draw:g>
                  <svg:desc>Sheet1_2.AA33:Sheet1_2.AA33</svg:desc>
                </draw:g>
              </table:table-cell>
              <table:table-cell office:value-type="string">
                <text:p>Dfg-accuracy</text:p>
                <draw:g>
                  <svg:desc>Sheet1_2.AB33:Sheet1_2.AB33</svg:desc>
                </draw:g>
              </table:table-cell>
              <table:table-cell office:value-type="string">
                <text:p>Dfg-F1</text:p>
                <draw:g>
                  <svg:desc>Sheet1_2.AC33:Sheet1_2.AC33</svg:desc>
                </draw:g>
              </table:table-cell>
              <table:table-cell office:value-type="string">
                <text:p>Dfg2-recall</text:p>
                <draw:g>
                  <svg:desc>Sheet1_2.AI33:Sheet1_2.AI33</svg:desc>
                </draw:g>
              </table:table-cell>
              <table:table-cell office:value-type="string">
                <text:p>Dfg2-precision</text:p>
                <draw:g>
                  <svg:desc>Sheet1_2.AJ33:Sheet1_2.AJ33</svg:desc>
                </draw:g>
              </table:table-cell>
              <table:table-cell office:value-type="string">
                <text:p>Dfg2-accuracy</text:p>
                <draw:g>
                  <svg:desc>Sheet1_2.AK33:Sheet1_2.AK33</svg:desc>
                </draw:g>
              </table:table-cell>
              <table:table-cell office:value-type="string">
                <text:p>Dfg2-F1</text:p>
                <draw:g>
                  <svg:desc>Sheet1_2.AL33:Sheet1_2.A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32">
                <text:p>0.32</text:p>
                <draw:g>
                  <svg:desc>Sheet1_2.AR34:Sheet1_2.AR37</svg:desc>
                </draw:g>
              </table:table-cell>
              <table:table-cell office:value-type="float" office:value="0.74">
                <text:p>0.74</text:p>
                <draw:g>
                  <svg:desc>Sheet1_2.AS34:Sheet1_2.AS37</svg:desc>
                </draw:g>
              </table:table-cell>
              <table:table-cell office:value-type="float" office:value="0.43">
                <text:p>0.43</text:p>
                <draw:g>
                  <svg:desc>Sheet1_2.AT34:Sheet1_2.AT37</svg:desc>
                </draw:g>
              </table:table-cell>
              <table:table-cell office:value-type="float" office:value="0.45">
                <text:p>0.45</text:p>
                <draw:g>
                  <svg:desc>Sheet1_2.AU34:Sheet1_2.AU37</svg:desc>
                </draw:g>
              </table:table-cell>
              <table:table-cell office:value-type="float" office:value="0.983">
                <text:p>0.983</text:p>
                <draw:g>
                  <svg:desc>Sheet1_2.Q34:Sheet1_2.Q37</svg:desc>
                </draw:g>
              </table:table-cell>
              <table:table-cell office:value-type="float" office:value="0.716">
                <text:p>0.716</text:p>
                <draw:g>
                  <svg:desc>Sheet1_2.R34:Sheet1_2.R37</svg:desc>
                </draw:g>
              </table:table-cell>
              <table:table-cell office:value-type="float" office:value="0.713">
                <text:p>0.713</text:p>
                <draw:g>
                  <svg:desc>Sheet1_2.S34:Sheet1_2.S37</svg:desc>
                </draw:g>
              </table:table-cell>
              <table:table-cell office:value-type="float" office:value="0.829">
                <text:p>0.829</text:p>
                <draw:g>
                  <svg:desc>Sheet1_2.T34:Sheet1_2.T37</svg:desc>
                </draw:g>
              </table:table-cell>
              <table:table-cell office:value-type="float" office:value="0.355">
                <text:p>0.355</text:p>
                <draw:g>
                  <svg:desc>Sheet1_2.Z34:Sheet1_2.Z37</svg:desc>
                </draw:g>
              </table:table-cell>
              <table:table-cell office:value-type="float" office:value="0.705">
                <text:p>0.705</text:p>
                <draw:g>
                  <svg:desc>Sheet1_2.AA34:Sheet1_2.AA37</svg:desc>
                </draw:g>
              </table:table-cell>
              <table:table-cell office:value-type="float" office:value="0.44">
                <text:p>0.44</text:p>
                <draw:g>
                  <svg:desc>Sheet1_2.AB34:Sheet1_2.AB37</svg:desc>
                </draw:g>
              </table:table-cell>
              <table:table-cell office:value-type="float" office:value="0.472">
                <text:p>0.472</text:p>
                <draw:g>
                  <svg:desc>Sheet1_2.AC34:Sheet1_2.AC37</svg:desc>
                </draw:g>
              </table:table-cell>
              <table:table-cell office:value-type="float" office:value="0.444">
                <text:p>0.444</text:p>
                <draw:g>
                  <svg:desc>Sheet1_2.AI34:Sheet1_2.AI37</svg:desc>
                </draw:g>
              </table:table-cell>
              <table:table-cell office:value-type="float" office:value="0.701">
                <text:p>0.701</text:p>
                <draw:g>
                  <svg:desc>Sheet1_2.AJ34:Sheet1_2.AJ37</svg:desc>
                </draw:g>
              </table:table-cell>
              <table:table-cell office:value-type="float" office:value="0.474">
                <text:p>0.474</text:p>
                <draw:g>
                  <svg:desc>Sheet1_2.AK34:Sheet1_2.AK37</svg:desc>
                </draw:g>
              </table:table-cell>
              <table:table-cell office:value-type="float" office:value="0.544">
                <text:p>0.544</text:p>
                <draw:g>
                  <svg:desc>Sheet1_2.AL34:Sheet1_2.AL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908">
                <text:p>0.908</text:p>
              </table:table-cell>
              <table:table-cell office:value-type="float" office:value="0.704">
                <text:p>0.704</text:p>
              </table:table-cell>
              <table:table-cell office:value-type="float" office:value="0.667">
                <text:p>0.667</text:p>
              </table:table-cell>
              <table:table-cell office:value-type="float" office:value="0.793">
                <text:p>0.793</text:p>
              </table:table-cell>
              <table:table-cell office:value-type="float" office:value="0.355">
                <text:p>0.355</text:p>
              </table:table-cell>
              <table:table-cell office:value-type="float" office:value="0.705">
                <text:p>0.705</text:p>
              </table:table-cell>
              <table:table-cell office:value-type="float" office:value="0.44">
                <text:p>0.44</text:p>
              </table:table-cell>
              <table:table-cell office:value-type="float" office:value="0.472">
                <text:p>0.472</text:p>
              </table:table-cell>
              <table:table-cell office:value-type="float" office:value="0.444">
                <text:p>0.444</text:p>
              </table:table-cell>
              <table:table-cell office:value-type="float" office:value="0.701">
                <text:p>0.701</text:p>
              </table:table-cell>
              <table:table-cell office:value-type="float" office:value="0.475">
                <text:p>0.475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1">
                <text:p>0.1</text:p>
              </table:table-cell>
              <table:table-cell office:value-type="float" office:value="0.833">
                <text:p>0.833</text:p>
              </table:table-cell>
              <table:table-cell office:value-type="float" office:value="0.352">
                <text:p>0.352</text:p>
              </table:table-cell>
              <table:table-cell office:value-type="float" office:value="0.179">
                <text:p>0.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0.677">
                <text:p>0.677</text:p>
              </table:table-cell>
              <table:table-cell office:value-type="float" office:value="0.434">
                <text:p>0.434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.358">
                <text:p>0.358</text:p>
              </table:table-cell>
              <table:table-cell office:value-type="float" office:value="0.679">
                <text:p>0.679</text:p>
              </table:table-cell>
              <table:table-cell office:value-type="float" office:value="0.428">
                <text:p>0.428</text:p>
              </table:table-cell>
              <table:table-cell office:value-type="float" office:value="0.469">
                <text:p>0.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style-name="ch1">
        <chart:title svg:x="7.386cm" svg:y="0.464cm" chart:style-name="ch2">
          <text:p>confusion matrix result for D4.1-D4.3 </text:p>
        </chart:title>
        <chart:legend chart:legend-position="end" svg:x="21.196cm" svg:y="7.175cm" style:legend-expansion="high" chart:style-name="ch3"/>
        <chart:plot-area chart:style-name="ch4" table:cell-range-address="Sheet1_3.B15:Sheet1_3.G28" chart:data-source-has-labels="both" svg:x="1.012cm" svg:y="1.169cm" svg:width="19.71cm" svg:height="13.871cm">
          <chartooo:coordinate-region svg:x="1.819cm" svg:y="1.368cm" svg:width="18.903cm" svg:height="10.007cm"/>
          <chart:axis chart:dimension="x" chart:name="primary-x" chart:style-name="ch5" chartooo:axis-type="auto">
            <chartooo:date-scale/>
            <chart:title svg:x="10.426cm" svg:y="15.368cm" chart:style-name="ch6">
              <text:p>types</text:p>
            </chart:title>
            <chart:categories table:cell-range-address="Sheet1_3.B16:Sheet1_3.C28"/>
          </chart:axis>
          <chart:axis chart:dimension="y" chart:name="primary-y" chart:style-name="ch7">
            <chart:title svg:x="0.004cm" svg:y="8.558cm" chart:style-name="ch8">
              <text:p>value</text:p>
            </chart:title>
            <chart:grid chart:style-name="ch9" chart:class="major"/>
          </chart:axis>
          <chart:series chart:style-name="ch10" chart:values-cell-range-address="Sheet1_3.D16:Sheet1_3.D28" chart:label-cell-address="Sheet1_3.D15:Sheet1_3.D15" chart:class="chart:bar">
            <chart:data-point chart:repeated="13"/>
          </chart:series>
          <chart:series chart:style-name="ch11" chart:values-cell-range-address="Sheet1_3.E16:Sheet1_3.E28" chart:label-cell-address="Sheet1_3.E15:Sheet1_3.E15" chart:class="chart:bar">
            <chart:data-point chart:repeated="13"/>
          </chart:series>
          <chart:series chart:style-name="ch12" chart:values-cell-range-address="Sheet1_3.F16:Sheet1_3.F28" chart:label-cell-address="Sheet1_3.F15:Sheet1_3.F15" chart:class="chart:bar">
            <chart:data-point chart:repeated="13"/>
          </chart:series>
          <chart:series chart:style-name="ch13" chart:values-cell-range-address="Sheet1_3.G16:Sheet1_3.G28" chart:label-cell-address="Sheet1_3.G15:Sheet1_3.G15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3.D15:Sheet1_3.D15</svg:desc>
                </draw:g>
              </table:table-cell>
              <table:table-cell office:value-type="string">
                <text:p>FP</text:p>
                <draw:g>
                  <svg:desc>Sheet1_3.E15:Sheet1_3.E15</svg:desc>
                </draw:g>
              </table:table-cell>
              <table:table-cell office:value-type="string">
                <text:p>TN</text:p>
                <draw:g>
                  <svg:desc>Sheet1_3.F15:Sheet1_3.F15</svg:desc>
                </draw:g>
              </table:table-cell>
              <table:table-cell office:value-type="string">
                <text:p>FN</text:p>
                <draw:g>
                  <svg:desc>Sheet1_3.G15:Sheet1_3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3.B16:Sheet1_3.C28</svg:desc>
                </draw:g>
              </table:table-cell>
              <table:table-cell office:value-type="float" office:value="131">
                <text:p>131</text:p>
                <draw:g>
                  <svg:desc>Sheet1_3.D16:Sheet1_3.D28</svg:desc>
                </draw:g>
              </table:table-cell>
              <table:table-cell office:value-type="float" office:value="21">
                <text:p>21</text:p>
                <draw:g>
                  <svg:desc>Sheet1_3.E16:Sheet1_3.E28</svg:desc>
                </draw:g>
              </table:table-cell>
              <table:table-cell office:value-type="float" office:value="128">
                <text:p>128</text:p>
                <draw:g>
                  <svg:desc>Sheet1_3.F16:Sheet1_3.F28</svg:desc>
                </draw:g>
              </table:table-cell>
              <table:table-cell office:value-type="float" office:value="215">
                <text:p>215</text:p>
                <draw:g>
                  <svg:desc>Sheet1_3.G16:Sheet1_3.G28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82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4.211cm" xlink:href=".." xlink:type="simple" chart:class="chart:line" chart:column-mapping="12 13 14 15 0 1 2 3 4 5 6 7 8 9 10 11" chart:style-name="ch1">
        <chart:title svg:x="10.685cm" svg:y="0.42cm" chart:style-name="ch2">
          <text:p>CM measurements on D4.1-D4.3 </text:p>
        </chart:title>
        <chart:legend chart:legend-position="end" svg:x="23.31cm" svg:y="3.071cm" style:legend-expansion="high" chart:style-name="ch3"/>
        <chart:plot-area chart:style-name="ch4" table:cell-range-address="Sheet1_3.K35:Sheet1_3.K38 Sheet1_3.AR34:Sheet1_3.AU38 Sheet1_3.Q34:Sheet1_3.T38 Sheet1_3.Z34:Sheet1_3.AC38 Sheet1_3.AI34:Sheet1_3.AL38" chart:data-source-has-labels="both" svg:x="0.857cm" svg:y="0.841cm" svg:width="21.768cm" svg:height="13.03cm">
          <chartooo:coordinate-region svg:x="1.584cm" svg:y="1.04cm" svg:width="20.801cm" svg:height="12.184cm"/>
          <chart:axis chart:dimension="x" chart:name="primary-x" chart:style-name="ch5" chartooo:axis-type="auto">
            <chartooo:date-scale/>
            <chart:title svg:x="10.506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cm" svg:y="7.89cm" chart:style-name="ch8">
              <text:p>values</text:p>
            </chart:title>
            <chart:grid chart:style-name="ch9" chart:class="major"/>
          </chart:axis>
          <chart:series chart:style-name="ch10" chart:values-cell-range-address="Sheet1_3.AR35:Sheet1_3.AR38" chart:label-cell-address="Sheet1_3.AR34:Sheet1_3.AR34" chart:class="chart:line">
            <chart:data-point chart:repeated="4"/>
          </chart:series>
          <chart:series chart:style-name="ch11" chart:values-cell-range-address="Sheet1_3.AS35:Sheet1_3.AS38" chart:label-cell-address="Sheet1_3.AS34:Sheet1_3.AS34" chart:class="chart:line">
            <chart:data-point chart:repeated="4"/>
          </chart:series>
          <chart:series chart:style-name="ch12" chart:values-cell-range-address="Sheet1_3.AT35:Sheet1_3.AT38" chart:label-cell-address="Sheet1_3.AT34:Sheet1_3.AT34" chart:class="chart:line">
            <chart:data-point chart:repeated="4"/>
          </chart:series>
          <chart:series chart:style-name="ch13" chart:values-cell-range-address="Sheet1_3.AU35:Sheet1_3.AU38" chart:label-cell-address="Sheet1_3.AU34:Sheet1_3.AU34" chart:class="chart:line">
            <chart:data-point chart:repeated="4"/>
          </chart:series>
          <chart:series chart:style-name="ch14" chart:values-cell-range-address="Sheet1_3.Q35:Sheet1_3.Q38" chart:label-cell-address="Sheet1_3.Q34:Sheet1_3.Q34" chart:class="chart:line">
            <chart:data-point chart:repeated="4"/>
          </chart:series>
          <chart:series chart:style-name="ch15" chart:values-cell-range-address="Sheet1_3.R35:Sheet1_3.R38" chart:label-cell-address="Sheet1_3.R34:Sheet1_3.R34" chart:class="chart:line">
            <chart:data-point chart:repeated="4"/>
          </chart:series>
          <chart:series chart:style-name="ch16" chart:values-cell-range-address="Sheet1_3.S35:Sheet1_3.S38" chart:label-cell-address="Sheet1_3.S34:Sheet1_3.S34" chart:class="chart:line">
            <chart:data-point chart:repeated="4"/>
          </chart:series>
          <chart:series chart:style-name="ch17" chart:values-cell-range-address="Sheet1_3.T35:Sheet1_3.T38" chart:label-cell-address="Sheet1_3.T34:Sheet1_3.T34" chart:class="chart:line">
            <chart:data-point chart:repeated="4"/>
          </chart:series>
          <chart:series chart:style-name="ch18" chart:values-cell-range-address="Sheet1_3.Z35:Sheet1_3.Z38" chart:label-cell-address="Sheet1_3.Z34:Sheet1_3.Z34" chart:class="chart:line">
            <chart:data-point chart:repeated="4"/>
          </chart:series>
          <chart:series chart:style-name="ch19" chart:values-cell-range-address="Sheet1_3.AA35:Sheet1_3.AA38" chart:label-cell-address="Sheet1_3.AA34:Sheet1_3.AA34" chart:class="chart:line">
            <chart:data-point chart:repeated="4"/>
          </chart:series>
          <chart:series chart:style-name="ch20" chart:values-cell-range-address="Sheet1_3.AB35:Sheet1_3.AB38" chart:label-cell-address="Sheet1_3.AB34:Sheet1_3.AB34" chart:class="chart:line">
            <chart:data-point chart:repeated="4"/>
          </chart:series>
          <chart:series chart:style-name="ch21" chart:values-cell-range-address="Sheet1_3.AC35:Sheet1_3.AC38" chart:label-cell-address="Sheet1_3.AC34:Sheet1_3.AC34" chart:class="chart:line">
            <chart:data-point chart:repeated="4"/>
          </chart:series>
          <chart:series chart:style-name="ch22" chart:values-cell-range-address="Sheet1_3.AI35:Sheet1_3.AI38" chart:label-cell-address="Sheet1_3.AI34:Sheet1_3.AI34" chart:class="chart:line">
            <chart:data-point chart:repeated="4"/>
          </chart:series>
          <chart:series chart:style-name="ch23" chart:values-cell-range-address="Sheet1_3.AJ35:Sheet1_3.AJ38" chart:label-cell-address="Sheet1_3.AJ34:Sheet1_3.AJ34" chart:class="chart:line">
            <chart:data-point chart:repeated="4"/>
          </chart:series>
          <chart:series chart:style-name="ch24" chart:values-cell-range-address="Sheet1_3.AK35:Sheet1_3.AK38" chart:label-cell-address="Sheet1_3.AK34:Sheet1_3.AK34" chart:class="chart:line">
            <chart:data-point chart:repeated="4"/>
          </chart:series>
          <chart:series chart:style-name="ch25" chart:values-cell-range-address="Sheet1_3.AL35:Sheet1_3.AL38" chart:label-cell-address="Sheet1_3.AL34:Sheet1_3.AL34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3.AR34:Sheet1_3.AR34</svg:desc>
                </draw:g>
              </table:table-cell>
              <table:table-cell office:value-type="string">
                <text:p>IM-precision</text:p>
                <draw:g>
                  <svg:desc>Sheet1_3.AS34:Sheet1_3.AS34</svg:desc>
                </draw:g>
              </table:table-cell>
              <table:table-cell office:value-type="string">
                <text:p>IM-accuracy</text:p>
                <draw:g>
                  <svg:desc>Sheet1_3.AT34:Sheet1_3.AT34</svg:desc>
                </draw:g>
              </table:table-cell>
              <table:table-cell office:value-type="string">
                <text:p>IM-F1</text:p>
                <draw:g>
                  <svg:desc>Sheet1_3.AU34:Sheet1_3.AU34</svg:desc>
                </draw:g>
              </table:table-cell>
              <table:table-cell office:value-type="string">
                <text:p>Fahland-recall </text:p>
                <draw:g>
                  <svg:desc>Sheet1_3.Q34:Sheet1_3.Q34</svg:desc>
                </draw:g>
              </table:table-cell>
              <table:table-cell office:value-type="string">
                <text:p>Fahland-precision</text:p>
                <draw:g>
                  <svg:desc>Sheet1_3.R34:Sheet1_3.R34</svg:desc>
                </draw:g>
              </table:table-cell>
              <table:table-cell office:value-type="string">
                <text:p>Fahland-accuracy</text:p>
                <draw:g>
                  <svg:desc>Sheet1_3.S34:Sheet1_3.S34</svg:desc>
                </draw:g>
              </table:table-cell>
              <table:table-cell office:value-type="string">
                <text:p>Fahland-F1</text:p>
                <draw:g>
                  <svg:desc>Sheet1_3.T34:Sheet1_3.T34</svg:desc>
                </draw:g>
              </table:table-cell>
              <table:table-cell office:value-type="string">
                <text:p>Dfg-recall</text:p>
                <draw:g>
                  <svg:desc>Sheet1_3.Z34:Sheet1_3.Z34</svg:desc>
                </draw:g>
              </table:table-cell>
              <table:table-cell office:value-type="string">
                <text:p>Dfg-precision</text:p>
                <draw:g>
                  <svg:desc>Sheet1_3.AA34:Sheet1_3.AA34</svg:desc>
                </draw:g>
              </table:table-cell>
              <table:table-cell office:value-type="string">
                <text:p>Dfg-accuracy</text:p>
                <draw:g>
                  <svg:desc>Sheet1_3.AB34:Sheet1_3.AB34</svg:desc>
                </draw:g>
              </table:table-cell>
              <table:table-cell office:value-type="string">
                <text:p>Dfg-F1</text:p>
                <draw:g>
                  <svg:desc>Sheet1_3.AC34:Sheet1_3.AC34</svg:desc>
                </draw:g>
              </table:table-cell>
              <table:table-cell office:value-type="string">
                <text:p>Dfg2-recall</text:p>
                <draw:g>
                  <svg:desc>Sheet1_3.AI34:Sheet1_3.AI34</svg:desc>
                </draw:g>
              </table:table-cell>
              <table:table-cell office:value-type="string">
                <text:p>Dfg2-precision</text:p>
                <draw:g>
                  <svg:desc>Sheet1_3.AJ34:Sheet1_3.AJ34</svg:desc>
                </draw:g>
              </table:table-cell>
              <table:table-cell office:value-type="string">
                <text:p>Dfg2-accuracy</text:p>
                <draw:g>
                  <svg:desc>Sheet1_3.AK34:Sheet1_3.AK34</svg:desc>
                </draw:g>
              </table:table-cell>
              <table:table-cell office:value-type="string">
                <text:p>Dfg2-F1</text:p>
                <draw:g>
                  <svg:desc>Sheet1_3.AL34:Sheet1_3.AL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379">
                <text:p>0.379</text:p>
                <draw:g>
                  <svg:desc>Sheet1_3.AR35:Sheet1_3.AR38</svg:desc>
                </draw:g>
              </table:table-cell>
              <table:table-cell office:value-type="float" office:value="0.862">
                <text:p>0.862</text:p>
                <draw:g>
                  <svg:desc>Sheet1_3.AS35:Sheet1_3.AS38</svg:desc>
                </draw:g>
              </table:table-cell>
              <table:table-cell office:value-type="float" office:value="0.523">
                <text:p>0.523</text:p>
                <draw:g>
                  <svg:desc>Sheet1_3.AT35:Sheet1_3.AT38</svg:desc>
                </draw:g>
              </table:table-cell>
              <table:table-cell office:value-type="float" office:value="0.526">
                <text:p>0.526</text:p>
                <draw:g>
                  <svg:desc>Sheet1_3.AU35:Sheet1_3.AU38</svg:desc>
                </draw:g>
              </table:table-cell>
              <table:table-cell office:value-type="float" office:value="0.939">
                <text:p>0.939</text:p>
                <draw:g>
                  <svg:desc>Sheet1_3.Q35:Sheet1_3.Q38</svg:desc>
                </draw:g>
              </table:table-cell>
              <table:table-cell office:value-type="float" office:value="0.71">
                <text:p>0.71</text:p>
                <draw:g>
                  <svg:desc>Sheet1_3.R35:Sheet1_3.R38</svg:desc>
                </draw:g>
              </table:table-cell>
              <table:table-cell office:value-type="float" office:value="0.689">
                <text:p>0.689</text:p>
                <draw:g>
                  <svg:desc>Sheet1_3.S35:Sheet1_3.S38</svg:desc>
                </draw:g>
              </table:table-cell>
              <table:table-cell office:value-type="float" office:value="0.808">
                <text:p>0.808</text:p>
                <draw:g>
                  <svg:desc>Sheet1_3.T35:Sheet1_3.T38</svg:desc>
                </draw:g>
              </table:table-cell>
              <table:table-cell office:value-type="float" office:value="0.402">
                <text:p>0.402</text:p>
                <draw:g>
                  <svg:desc>Sheet1_3.Z35:Sheet1_3.Z38</svg:desc>
                </draw:g>
              </table:table-cell>
              <table:table-cell office:value-type="float" office:value="0.794">
                <text:p>0.794</text:p>
                <draw:g>
                  <svg:desc>Sheet1_3.AA35:Sheet1_3.AA38</svg:desc>
                </draw:g>
              </table:table-cell>
              <table:table-cell office:value-type="float" office:value="0.509">
                <text:p>0.509</text:p>
                <draw:g>
                  <svg:desc>Sheet1_3.AB35:Sheet1_3.AB38</svg:desc>
                </draw:g>
              </table:table-cell>
              <table:table-cell office:value-type="float" office:value="0.534">
                <text:p>0.534</text:p>
                <draw:g>
                  <svg:desc>Sheet1_3.AC35:Sheet1_3.AC38</svg:desc>
                </draw:g>
              </table:table-cell>
              <table:table-cell office:value-type="float" office:value="0.497">
                <text:p>0.497</text:p>
                <draw:g>
                  <svg:desc>Sheet1_3.AI35:Sheet1_3.AI38</svg:desc>
                </draw:g>
              </table:table-cell>
              <table:table-cell office:value-type="float" office:value="0.782">
                <text:p>0.782</text:p>
                <draw:g>
                  <svg:desc>Sheet1_3.AJ35:Sheet1_3.AJ38</svg:desc>
                </draw:g>
              </table:table-cell>
              <table:table-cell office:value-type="float" office:value="0.552">
                <text:p>0.552</text:p>
                <draw:g>
                  <svg:desc>Sheet1_3.AK35:Sheet1_3.AK38</svg:desc>
                </draw:g>
              </table:table-cell>
              <table:table-cell office:value-type="float" office:value="0.608">
                <text:p>0.608</text:p>
                <draw:g>
                  <svg:desc>Sheet1_3.AL35:Sheet1_3.AL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939">
                <text:p>0.939</text:p>
              </table:table-cell>
              <table:table-cell office:value-type="float" office:value="0.714">
                <text:p>0.714</text:p>
              </table:table-cell>
              <table:table-cell office:value-type="float" office:value="0.695">
                <text:p>0.695</text:p>
              </table:table-cell>
              <table:table-cell office:value-type="float" office:value="0.811">
                <text:p>0.811</text:p>
              </table:table-cell>
              <table:table-cell office:value-type="float" office:value="0.402">
                <text:p>0.402</text:p>
              </table:table-cell>
              <table:table-cell office:value-type="float" office:value="0.794">
                <text:p>0.794</text:p>
              </table:table-cell>
              <table:table-cell office:value-type="float" office:value="0.509">
                <text:p>0.509</text:p>
              </table:table-cell>
              <table:table-cell office:value-type="float" office:value="0.534">
                <text:p>0.534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29">
                <text:p>0.029</text:p>
              </table:table-cell>
              <table:table-cell office:value-type="float" office:value="0.333">
                <text:p>0.333</text:p>
              </table:table-cell>
              <table:table-cell office:value-type="float" office:value="0.281">
                <text:p>0.281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526">
                <text:p>0.526</text:p>
              </table:table-cell>
              <table:table-cell office:value-type="float" office:value="0.788">
                <text:p>0.788</text:p>
              </table:table-cell>
              <table:table-cell office:value-type="float" office:value="0.7">
                <text:p>0.7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14">
                <text:p>0.014</text:p>
              </table:table-cell>
              <table:table-cell office:value-type="float" office:value="0.263">
                <text:p>0.263</text:p>
              </table:table-cell>
              <table:table-cell office:value-type="float" office:value="0.283">
                <text:p>0.283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508f" draw:fill-color="#00508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38312" draw:fill-color="#c38312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3715a" draw:fill-color="#f3715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64b" draw:fill-color="#00864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88cm" svg:height="14.211cm" xlink:href=".." xlink:type="simple" chart:class="chart:line" chart:column-mapping="3 0 1 2" chart:style-name="ch1">
        <chart:title svg:x="12.026cm" svg:y="0.42cm" chart:style-name="ch2">
          <text:p>recall on D4.1-D4.3 </text:p>
        </chart:title>
        <chart:legend chart:legend-position="end" svg:x="23.795cm" svg:y="6.059cm" style:legend-expansion="high" chart:style-name="ch3"/>
        <chart:plot-area chart:style-name="ch4" table:cell-range-address="Sheet1_3.K35:Sheet1_3.K38 Sheet1_3.AR34:Sheet1_3.AR38 Sheet1_3.Q34:Sheet1_3.Q38 Sheet1_3.Z34:Sheet1_3.Z38 Sheet1_3.AI34:Sheet1_3.AI38" chart:data-source-has-labels="both" svg:x="0.857cm" svg:y="0.841cm" svg:width="21.774cm" svg:height="13.03cm">
          <chartooo:coordinate-region svg:x="1.584cm" svg:y="1.04cm" svg:width="20.807cm" svg:height="12.184cm"/>
          <chart:axis chart:dimension="x" chart:name="primary-x" chart:style-name="ch5" chartooo:axis-type="auto">
            <chartooo:date-scale/>
            <chart:title svg:x="10.509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cm" svg:y="7.076cm" chart:style-name="ch6">
              <text:p>values</text:p>
            </chart:title>
            <chart:grid chart:style-name="ch8" chart:class="major"/>
          </chart:axis>
          <chart:series chart:style-name="ch9" chart:values-cell-range-address="Sheet1_3.AR35:Sheet1_3.AR38" chart:label-cell-address="Sheet1_3.AR34:Sheet1_3.AR34" chart:class="chart:line">
            <chart:data-point chart:repeated="4"/>
          </chart:series>
          <chart:series chart:style-name="ch10" chart:values-cell-range-address="Sheet1_3.Q35:Sheet1_3.Q38" chart:label-cell-address="Sheet1_3.Q34:Sheet1_3.Q34" chart:class="chart:line">
            <chart:data-point chart:repeated="4"/>
          </chart:series>
          <chart:series chart:style-name="ch11" chart:values-cell-range-address="Sheet1_3.Z35:Sheet1_3.Z38" chart:label-cell-address="Sheet1_3.Z34:Sheet1_3.Z34" chart:class="chart:line">
            <chart:data-point chart:repeated="4"/>
          </chart:series>
          <chart:series chart:style-name="ch12" chart:values-cell-range-address="Sheet1_3.AI35:Sheet1_3.AI38" chart:label-cell-address="Sheet1_3.AI34:Sheet1_3.AI3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3.AR34:Sheet1_3.AR34</svg:desc>
                </draw:g>
              </table:table-cell>
              <table:table-cell office:value-type="string">
                <text:p>Fahland-recall </text:p>
                <draw:g>
                  <svg:desc>Sheet1_3.Q34:Sheet1_3.Q34</svg:desc>
                </draw:g>
              </table:table-cell>
              <table:table-cell office:value-type="string">
                <text:p>Dfg-recall</text:p>
                <draw:g>
                  <svg:desc>Sheet1_3.Z34:Sheet1_3.Z34</svg:desc>
                </draw:g>
              </table:table-cell>
              <table:table-cell office:value-type="string">
                <text:p>Dfg2-recall</text:p>
                <draw:g>
                  <svg:desc>Sheet1_3.AI34:Sheet1_3.A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379">
                <text:p>0.379</text:p>
                <draw:g>
                  <svg:desc>Sheet1_3.AR35:Sheet1_3.AR38</svg:desc>
                </draw:g>
              </table:table-cell>
              <table:table-cell office:value-type="float" office:value="0.939">
                <text:p>0.939</text:p>
                <draw:g>
                  <svg:desc>Sheet1_3.Q35:Sheet1_3.Q38</svg:desc>
                </draw:g>
              </table:table-cell>
              <table:table-cell office:value-type="float" office:value="0.402">
                <text:p>0.402</text:p>
                <draw:g>
                  <svg:desc>Sheet1_3.Z35:Sheet1_3.Z38</svg:desc>
                </draw:g>
              </table:table-cell>
              <table:table-cell office:value-type="float" office:value="0.497">
                <text:p>0.497</text:p>
                <draw:g>
                  <svg:desc>Sheet1_3.AI35:Sheet1_3.AI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79">
                <text:p>0.379</text:p>
              </table:table-cell>
              <table:table-cell office:value-type="float" office:value="0.939">
                <text:p>0.939</text:p>
              </table:table-cell>
              <table:table-cell office:value-type="float" office:value="0.402">
                <text:p>0.40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79">
                <text:p>0.379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79">
                <text:p>0.379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.497">
                <text:p>0.4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508f" draw:fill-color="#00508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38312" draw:fill-color="#c38312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3715a" draw:fill-color="#f3715a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64b" draw:fill-color="#00864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79cm" svg:height="14.211cm" xlink:href=".." xlink:type="simple" chart:class="chart:line" chart:column-mapping="3 0 1 2" chart:style-name="ch1">
        <chart:title svg:x="11.651cm" svg:y="0.42cm" chart:style-name="ch2">
          <text:p>accuracy on D4.1-D4.3 </text:p>
        </chart:title>
        <chart:legend chart:legend-position="end" svg:x="23.31cm" svg:y="6.059cm" style:legend-expansion="high" chart:style-name="ch3"/>
        <chart:plot-area chart:style-name="ch4" table:cell-range-address="Sheet1_3.K35:Sheet1_3.K38 Sheet1_3.AT34:Sheet1_3.AT38 Sheet1_3.S34:Sheet1_3.S38 Sheet1_3.AB34:Sheet1_3.AB38 Sheet1_3.AK34:Sheet1_3.AK38" chart:data-source-has-labels="both" svg:x="0.857cm" svg:y="0.84cm" svg:width="22.007cm" svg:height="13.029cm">
          <chartooo:coordinate-region svg:x="1.584cm" svg:y="1.039cm" svg:width="21.04cm" svg:height="12.183cm"/>
          <chart:axis chart:dimension="x" chart:name="primary-x" chart:style-name="ch5" chartooo:axis-type="auto">
            <chartooo:date-scale/>
            <chart:title svg:x="10.625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.076cm" svg:y="7.443cm" chart:style-name="ch8">
              <text:p>values</text:p>
            </chart:title>
            <chart:grid chart:style-name="ch9" chart:class="major"/>
          </chart:axis>
          <chart:series chart:style-name="ch10" chart:values-cell-range-address="Sheet1_3.AT35:Sheet1_3.AT38" chart:label-cell-address="Sheet1_3.AT34:Sheet1_3.AT34" chart:class="chart:line">
            <chart:data-point chart:repeated="4"/>
          </chart:series>
          <chart:series chart:style-name="ch11" chart:values-cell-range-address="Sheet1_3.S35:Sheet1_3.S38" chart:label-cell-address="Sheet1_3.S34:Sheet1_3.S34" chart:class="chart:line">
            <chart:data-point chart:repeated="4"/>
          </chart:series>
          <chart:series chart:style-name="ch12" chart:values-cell-range-address="Sheet1_3.AB35:Sheet1_3.AB38" chart:label-cell-address="Sheet1_3.AB34:Sheet1_3.AB34" chart:class="chart:line">
            <chart:data-point chart:repeated="4"/>
          </chart:series>
          <chart:series chart:style-name="ch13" chart:values-cell-range-address="Sheet1_3.AK35:Sheet1_3.AK38" chart:label-cell-address="Sheet1_3.AK34:Sheet1_3.AK3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accuracy</text:p>
                <draw:g>
                  <svg:desc>Sheet1_3.AT34:Sheet1_3.AT34</svg:desc>
                </draw:g>
              </table:table-cell>
              <table:table-cell office:value-type="string">
                <text:p>Fahland-accuracy</text:p>
                <draw:g>
                  <svg:desc>Sheet1_3.S34:Sheet1_3.S34</svg:desc>
                </draw:g>
              </table:table-cell>
              <table:table-cell office:value-type="string">
                <text:p>Dfg-accuracy</text:p>
                <draw:g>
                  <svg:desc>Sheet1_3.AB34:Sheet1_3.AB34</svg:desc>
                </draw:g>
              </table:table-cell>
              <table:table-cell office:value-type="string">
                <text:p>Dfg2-accuracy</text:p>
                <draw:g>
                  <svg:desc>Sheet1_3.AK34:Sheet1_3.A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523">
                <text:p>0.523</text:p>
                <draw:g>
                  <svg:desc>Sheet1_3.AT35:Sheet1_3.AT38</svg:desc>
                </draw:g>
              </table:table-cell>
              <table:table-cell office:value-type="float" office:value="0.689">
                <text:p>0.689</text:p>
                <draw:g>
                  <svg:desc>Sheet1_3.S35:Sheet1_3.S38</svg:desc>
                </draw:g>
              </table:table-cell>
              <table:table-cell office:value-type="float" office:value="0.509">
                <text:p>0.509</text:p>
                <draw:g>
                  <svg:desc>Sheet1_3.AB35:Sheet1_3.AB38</svg:desc>
                </draw:g>
              </table:table-cell>
              <table:table-cell office:value-type="float" office:value="0.552">
                <text:p>0.552</text:p>
                <draw:g>
                  <svg:desc>Sheet1_3.AK35:Sheet1_3.AK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523">
                <text:p>0.523</text:p>
              </table:table-cell>
              <table:table-cell office:value-type="float" office:value="0.695">
                <text:p>0.695</text:p>
              </table:table-cell>
              <table:table-cell office:value-type="float" office:value="0.509">
                <text:p>0.509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523">
                <text:p>0.523</text:p>
              </table:table-cell>
              <table:table-cell office:value-type="float" office:value="0.281">
                <text:p>0.281</text:p>
              </table:table-cell>
              <table:table-cell office:value-type="float" office:value="0.303">
                <text:p>0.30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523">
                <text:p>0.523</text:p>
              </table:table-cell>
              <table:table-cell office:value-type="float" office:value="0.283">
                <text:p>0.283</text:p>
              </table:table-cell>
              <table:table-cell office:value-type="float" office:value="0.303">
                <text:p>0.303</text:p>
              </table:table-cell>
              <table:table-cell office:value-type="float" office:value="0.552">
                <text:p>0.5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8cm" svg:height="11.914cm" xlink:href=".." xlink:type="simple" chart:class="chart:line" chart:column-mapping="3 0 1 2" chart:style-name="ch1">
        <chart:title svg:x="6.049cm" svg:y="0.374cm" chart:style-name="ch2">
          <text:p>Recall of repaired models with data D3.1-3.3 </text:p>
        </chart:title>
        <chart:legend chart:legend-position="end" svg:x="17.587cm" svg:y="4.911cm" style:legend-expansion="high" chart:style-name="ch3"/>
        <chart:plot-area chart:style-name="ch4" table:cell-range-address="Sheet1_2.K33:Sheet1_2.K37 Sheet1_2.AR33:Sheet1_2.AR37 Sheet1_2.Q33:Sheet1_2.Q37 Sheet1_2.Z33:Sheet1_2.Z37 Sheet1_2.AI33:Sheet1_2.AI37" chart:data-source-has-labels="both" svg:x="1.783cm" svg:y="1.391cm" svg:width="15.381cm" svg:height="9.304cm">
          <chartooo:coordinate-region svg:x="2.51cm" svg:y="1.59cm" svg:width="14.414cm" svg:height="8.458cm"/>
          <chart:axis chart:dimension="x" chart:name="primary-x" chart:style-name="ch5" chartooo:axis-type="auto">
            <chartooo:date-scale/>
            <chart:title svg:x="8.238cm" svg:y="10.933cm" chart:style-name="ch6">
              <text:p>reference model</text:p>
            </chart:title>
            <chart:categories table:cell-range-address="Sheet1_2.K34:Sheet1_2.K37"/>
          </chart:axis>
          <chart:axis chart:dimension="y" chart:name="primary-y" chart:style-name="ch7">
            <chart:title svg:x="0.451cm" svg:y="5.763cm" chart:style-name="ch6">
              <text:p>recall</text:p>
            </chart:title>
            <chart:grid chart:style-name="ch8" chart:class="major"/>
          </chart:axis>
          <chart:series chart:style-name="ch9" chart:values-cell-range-address="Sheet1_2.AR34:Sheet1_2.AR37" chart:label-cell-address="Sheet1_2.AR33:Sheet1_2.AR33" chart:class="chart:line">
            <chart:data-point chart:repeated="4"/>
          </chart:series>
          <chart:series chart:style-name="ch10" chart:values-cell-range-address="Sheet1_2.Q34:Sheet1_2.Q37" chart:label-cell-address="Sheet1_2.Q33:Sheet1_2.Q33" chart:class="chart:line">
            <chart:data-point chart:repeated="4"/>
          </chart:series>
          <chart:series chart:style-name="ch11" chart:values-cell-range-address="Sheet1_2.Z34:Sheet1_2.Z37" chart:label-cell-address="Sheet1_2.Z33:Sheet1_2.Z33" chart:class="chart:line">
            <chart:data-point chart:repeated="4"/>
          </chart:series>
          <chart:series chart:style-name="ch12" chart:values-cell-range-address="Sheet1_2.AI34:Sheet1_2.AI37" chart:label-cell-address="Sheet1_2.AI33:Sheet1_2.AI3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2.AR33:Sheet1_2.AR33</svg:desc>
                </draw:g>
              </table:table-cell>
              <table:table-cell office:value-type="string">
                <text:p>Fahland-recall </text:p>
                <draw:g>
                  <svg:desc>Sheet1_2.Q33:Sheet1_2.Q33</svg:desc>
                </draw:g>
              </table:table-cell>
              <table:table-cell office:value-type="string">
                <text:p>Dfg-recall</text:p>
                <draw:g>
                  <svg:desc>Sheet1_2.Z33:Sheet1_2.Z33</svg:desc>
                </draw:g>
              </table:table-cell>
              <table:table-cell office:value-type="string">
                <text:p>Dfg2-recall</text:p>
                <draw:g>
                  <svg:desc>Sheet1_2.AI33:Sheet1_2.AI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32">
                <text:p>0.32</text:p>
                <draw:g>
                  <svg:desc>Sheet1_2.AR34:Sheet1_2.AR37</svg:desc>
                </draw:g>
              </table:table-cell>
              <table:table-cell office:value-type="float" office:value="0.983">
                <text:p>0.983</text:p>
                <draw:g>
                  <svg:desc>Sheet1_2.Q34:Sheet1_2.Q37</svg:desc>
                </draw:g>
              </table:table-cell>
              <table:table-cell office:value-type="float" office:value="0.355">
                <text:p>0.355</text:p>
                <draw:g>
                  <svg:desc>Sheet1_2.Z34:Sheet1_2.Z37</svg:desc>
                </draw:g>
              </table:table-cell>
              <table:table-cell office:value-type="float" office:value="0.444">
                <text:p>0.444</text:p>
                <draw:g>
                  <svg:desc>Sheet1_2.AI34:Sheet1_2.AI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2">
                <text:p>0.32</text:p>
              </table:table-cell>
              <table:table-cell office:value-type="float" office:value="0.908">
                <text:p>0.908</text:p>
              </table:table-cell>
              <table:table-cell office:value-type="float" office:value="0.355">
                <text:p>0.355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2">
                <text:p>0.3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8">
                <text:p>0.3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35cm" svg:height="9.005cm" xlink:href=".." xlink:type="simple" chart:class="chart:line" chart:column-mapping="3 0 1 2" chart:style-name="ch1">
        <chart:title svg:x="4.937cm" svg:y="0.316cm" chart:style-name="ch2">
          <text:p>Precision of repaired models with data D3.1-3.3</text:p>
        </chart:title>
        <chart:legend chart:legend-position="end" svg:x="15.392cm" svg:y="3.456cm" style:legend-expansion="high" chart:style-name="ch3"/>
        <chart:plot-area chart:style-name="ch4" table:cell-range-address="Sheet1_2.K33:Sheet1_2.K37 Sheet1_2.AS33:Sheet1_2.AS37 Sheet1_2.R33:Sheet1_2.R37 Sheet1_2.AA33:Sheet1_2.AA37 Sheet1_2.AJ33:Sheet1_2.AJ37" chart:data-source-has-labels="both" svg:x="1.772cm" svg:y="1.275cm" svg:width="13.927cm" svg:height="6.566cm">
          <chartooo:coordinate-region svg:x="2.499cm" svg:y="1.474cm" svg:width="12.96cm" svg:height="5.72cm"/>
          <chart:axis chart:dimension="x" chart:name="primary-x" chart:style-name="ch5" chartooo:axis-type="auto">
            <chartooo:date-scale/>
            <chart:title svg:x="7.421cm" svg:y="8.021cm" chart:style-name="ch6">
              <text:p>reference models</text:p>
            </chart:title>
            <chart:categories table:cell-range-address="Sheet1_2.K34:Sheet1_2.K37"/>
          </chart:axis>
          <chart:axis chart:dimension="y" chart:name="primary-y" chart:style-name="ch7">
            <chart:title svg:x="0cm" svg:y="4.278cm" chart:style-name="ch6">
              <text:p>precision</text:p>
            </chart:title>
            <chart:grid chart:style-name="ch8" chart:class="major"/>
          </chart:axis>
          <chart:series chart:style-name="ch9" chart:values-cell-range-address="Sheet1_2.AS34:Sheet1_2.AS37" chart:label-cell-address="Sheet1_2.AS33:Sheet1_2.AS33" chart:class="chart:line">
            <chart:data-point chart:repeated="4"/>
          </chart:series>
          <chart:series chart:style-name="ch10" chart:values-cell-range-address="Sheet1_2.R34:Sheet1_2.R37" chart:label-cell-address="Sheet1_2.R33:Sheet1_2.R33" chart:class="chart:line">
            <chart:data-point chart:repeated="4"/>
          </chart:series>
          <chart:series chart:style-name="ch11" chart:values-cell-range-address="Sheet1_2.AA34:Sheet1_2.AA37" chart:label-cell-address="Sheet1_2.AA33:Sheet1_2.AA33" chart:class="chart:line">
            <chart:data-point chart:repeated="4"/>
          </chart:series>
          <chart:series chart:style-name="ch12" chart:values-cell-range-address="Sheet1_2.AJ34:Sheet1_2.AJ37" chart:label-cell-address="Sheet1_2.AJ33:Sheet1_2.AJ3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precision</text:p>
                <draw:g>
                  <svg:desc>Sheet1_2.AS33:Sheet1_2.AS33</svg:desc>
                </draw:g>
              </table:table-cell>
              <table:table-cell office:value-type="string">
                <text:p>Fahland-precision</text:p>
                <draw:g>
                  <svg:desc>Sheet1_2.R33:Sheet1_2.R33</svg:desc>
                </draw:g>
              </table:table-cell>
              <table:table-cell office:value-type="string">
                <text:p>Dfg-precision</text:p>
                <draw:g>
                  <svg:desc>Sheet1_2.AA33:Sheet1_2.AA33</svg:desc>
                </draw:g>
              </table:table-cell>
              <table:table-cell office:value-type="string">
                <text:p>Dfg2-precision</text:p>
                <draw:g>
                  <svg:desc>Sheet1_2.AJ33:Sheet1_2.A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74">
                <text:p>0.74</text:p>
                <draw:g>
                  <svg:desc>Sheet1_2.AS34:Sheet1_2.AS37</svg:desc>
                </draw:g>
              </table:table-cell>
              <table:table-cell office:value-type="float" office:value="0.716">
                <text:p>0.716</text:p>
                <draw:g>
                  <svg:desc>Sheet1_2.R34:Sheet1_2.R37</svg:desc>
                </draw:g>
              </table:table-cell>
              <table:table-cell office:value-type="float" office:value="0.705">
                <text:p>0.705</text:p>
                <draw:g>
                  <svg:desc>Sheet1_2.AA34:Sheet1_2.AA37</svg:desc>
                </draw:g>
              </table:table-cell>
              <table:table-cell office:value-type="float" office:value="0.701">
                <text:p>0.701</text:p>
                <draw:g>
                  <svg:desc>Sheet1_2.AJ34:Sheet1_2.AJ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74">
                <text:p>0.74</text:p>
              </table:table-cell>
              <table:table-cell office:value-type="float" office:value="0.704">
                <text:p>0.704</text:p>
              </table:table-cell>
              <table:table-cell office:value-type="float" office:value="0.705">
                <text:p>0.705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74">
                <text:p>0.7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">
                <text:p>0.6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